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933cm" table:align="right" fo:background-color="transparent" fo:keep-with-next="auto" style:may-break-between-rows="false" style:writing-mode="page">
        <style:background-image/>
      </style:table-properties>
    </style:style>
    <style:style style:name="Tabela1.A" style:family="table-column">
      <style:table-column-properties style:column-width="1.838cm"/>
    </style:style>
    <style:style style:name="Tabela1.B" style:family="table-column">
      <style:table-column-properties style:column-width="0.367cm"/>
    </style:style>
    <style:style style:name="Tabela1.C" style:family="table-column">
      <style:table-column-properties style:column-width="2.94cm"/>
    </style:style>
    <style:style style:name="Tabela1.D" style:family="table-column">
      <style:table-column-properties style:column-width="2.189cm"/>
    </style:style>
    <style:style style:name="Tabela1.E" style:family="table-column">
      <style:table-column-properties style:column-width="3.484cm"/>
    </style:style>
    <style:style style:name="Tabela1.F" style:family="table-column">
      <style:table-column-properties style:column-width="0.854cm"/>
    </style:style>
    <style:style style:name="Tabela1.G" style:family="table-column">
      <style:table-column-properties style:column-width="0.764cm"/>
    </style:style>
    <style:style style:name="Tabela1.H" style:family="table-column">
      <style:table-column-properties style:column-width="2.175cm"/>
    </style:style>
    <style:style style:name="Tabela1.I" style:family="table-column">
      <style:table-column-properties style:column-width="3.323cm"/>
    </style:style>
    <style:style style:name="Tabela1.1" style:family="table-row">
      <style:table-row-properties fo:keep-together="always"/>
    </style:style>
    <style:style style:name="Tabela1.A1" style:family="table-cell">
      <style:table-cell-properties fo:padding="0cm" fo:border-left="none" fo:border-right="none" fo:border-top="0.05pt solid #000000" fo:border-bottom="none"/>
    </style:style>
    <style:style style:name="Tabela1.I1" style:family="table-cell">
      <style:table-cell-properties fo:padding="0cm" fo:border-left="0.05pt solid #000000" fo:border-right="none" fo:border-top="0.05pt solid #000000" fo:border-bottom="none"/>
    </style:style>
    <style:style style:name="Tabela1.A2" style:family="table-cell">
      <style:table-cell-properties fo:padding="0cm" fo:border="none"/>
    </style:style>
    <style:style style:name="Tabela1.I2" style:family="table-cell">
      <style:table-cell-properties fo:padding="0cm" fo:border-left="0.05pt solid #000000" fo:border-right="none" fo:border-top="none" fo:border-bottom="none"/>
    </style:style>
    <style:style style:name="Tabela1.4" style:family="table-row">
      <style:table-row-properties fo:background-color="transparent" fo:keep-together="always">
        <style:background-image/>
      </style:table-row-properties>
    </style:style>
    <style:style style:name="Tabela1.A4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1.A5" style:family="table-cell">
      <style:table-cell-properties style:vertical-align="" fo:background-color="transparent" fo:padding="0cm" fo:border-left="none" fo:border-right="none" fo:border-top="0.05pt solid #000000" fo:border-bottom="none" style:writing-mode="page">
        <style:background-image/>
      </style:table-cell-properties>
    </style:style>
    <style:style style:name="Tabela1.B5" style:family="table-cell">
      <style:table-cell-properties style:vertical-align="" fo:background-color="transparent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B6" style:family="table-cell">
      <style:table-cell-properties style:vertical-align="" fo:background-color="transparent" fo:padding="0cm" fo:border-left="0.05pt solid #000000" fo:border-right="none" fo:border-top="none" fo:border-bottom="none" style:writing-mode="page">
        <style:background-image/>
      </style:table-cell-properties>
    </style:style>
    <style:style style:name="P1" style:family="paragraph" style:parent-style-name="Preformatted_20_Text">
      <style:text-properties style:font-name="Liberation Serif" officeooo:rsid="00246319" officeooo:paragraph-rsid="003963f6"/>
    </style:style>
    <style:style style:name="P2" style:family="paragraph" style:parent-style-name="Preformatted_20_Text">
      <style:text-properties style:font-name="Liberation Serif" officeooo:rsid="0065e229" officeooo:paragraph-rsid="0065e229"/>
    </style:style>
    <style:style style:name="P3" style:family="paragraph" style:parent-style-name="Standard">
      <style:text-properties style:font-name="Liberation Serif" officeooo:rsid="00246319" officeooo:paragraph-rsid="006c6c03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14pt" fo:font-weight="bold" officeooo:rsid="002126cb" officeooo:paragraph-rsid="006c6c03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DejaVu Sans" officeooo:rsid="0026d301" officeooo:paragraph-rsid="006c6c03"/>
    </style:style>
    <style:style style:name="P6" style:family="paragraph" style:parent-style-name="Table_20_Contents">
      <style:text-properties style:font-name="DejaVu Sans" officeooo:rsid="0026d301" officeooo:paragraph-rsid="006c6c03"/>
    </style:style>
    <style:style style:name="P7" style:family="paragraph" style:parent-style-name="Table_20_Contents">
      <style:paragraph-properties fo:text-align="end" style:justify-single-word="false"/>
      <style:text-properties style:font-name="DejaVu Sans" fo:font-size="9pt" fo:font-weight="bold" officeooo:rsid="0026d301" officeooo:paragraph-rsid="006c6c03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DejaVu Sans" fo:font-size="9pt" fo:font-weight="bold" officeooo:rsid="0026d301" officeooo:paragraph-rsid="006c6c03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9pt" fo:font-weight="bold" officeooo:rsid="002849c0" officeooo:paragraph-rsid="006c6c03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7pt" officeooo:rsid="0026d301" officeooo:paragraph-rsid="006c6c03" style:font-size-asian="10.5pt"/>
    </style:style>
    <style:style style:name="P11" style:family="paragraph" style:parent-style-name="Table_20_Contents">
      <style:text-properties style:font-name="DejaVu Sans" fo:font-size="7pt" officeooo:rsid="0026d301" officeooo:paragraph-rsid="006c6c03" style:font-size-asian="10.5pt"/>
    </style:style>
    <style:style style:name="P12" style:family="paragraph" style:parent-style-name="Table_20_Contents">
      <style:text-properties style:font-name="DejaVu Sans" fo:font-size="7pt" officeooo:paragraph-rsid="006c6c03" style:font-size-asian="10.5pt"/>
    </style:style>
    <style:style style:name="P13" style:family="paragraph" style:parent-style-name="Table_20_Contents">
      <style:text-properties style:font-name="DejaVu Sans" fo:font-size="7pt" fo:font-weight="bold" officeooo:rsid="0026d301" officeooo:paragraph-rsid="006c6c03" style:font-size-asian="10.5pt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jaVu Sans" officeooo:rsid="002126cb" officeooo:paragraph-rsid="006c6c03"/>
    </style:style>
    <style:style style:name="P15" style:family="paragraph" style:parent-style-name="Table_20_Contents">
      <style:text-properties style:font-name="DejaVu Sans" fo:font-size="8pt" fo:font-style="normal" officeooo:rsid="0026d301" officeooo:paragraph-rsid="006c6c03" style:font-size-asian="8pt" style:font-style-asian="normal" style:font-size-complex="8pt" style:font-style-complex="normal"/>
    </style:style>
    <style:style style:name="P16" style:family="paragraph" style:parent-style-name="Table_20_Contents">
      <style:text-properties style:font-name="DejaVu Sans" fo:font-size="8pt" officeooo:rsid="0026d301" officeooo:paragraph-rsid="006c6c03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officeooo:paragraph-rsid="006c6c03"/>
    </style:style>
    <style:style style:name="P18" style:family="paragraph" style:parent-style-name="Table_20_Contents">
      <style:paragraph-properties fo:text-align="end" style:justify-single-word="false"/>
      <style:text-properties style:font-name="DejaVu Sans" officeooo:rsid="0028390a" officeooo:paragraph-rsid="006c6c03"/>
    </style:style>
    <style:style style:name="P19" style:family="paragraph" style:parent-style-name="Table_20_Contents">
      <style:text-properties style:font-name="DejaVu Sans" officeooo:rsid="0028390a" officeooo:paragraph-rsid="006c6c03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6pt" officeooo:rsid="002849c0" officeooo:paragraph-rsid="006c6c03" style:font-size-asian="6pt" style:font-size-complex="6pt"/>
    </style:style>
    <style:style style:name="P21" style:family="paragraph" style:parent-style-name="Table_20_Contents">
      <style:text-properties style:font-name="DejaVu Sans" officeooo:paragraph-rsid="006c6c03"/>
    </style:style>
    <style:style style:name="P22" style:family="paragraph" style:parent-style-name="Table_20_Contents">
      <style:text-properties officeooo:paragraph-rsid="006c6c03"/>
    </style:style>
    <style:style style:name="P23" style:family="paragraph" style:parent-style-name="Table_20_Contents">
      <style:paragraph-properties fo:break-before="page"/>
      <style:text-properties officeooo:paragraph-rsid="006c6c03"/>
    </style:style>
    <style:style style:name="P24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style:font-name="DejaVu Sans" officeooo:paragraph-rsid="006c6c03"/>
    </style:style>
    <style:style style:name="P25" style:family="paragraph" style:parent-style-name="Table_20_Contents">
      <style:paragraph-properties fo:margin-left="0cm" fo:margin-right="0.049cm" fo:text-align="center" style:justify-single-word="false" fo:text-indent="0cm" style:auto-text-indent="false"/>
      <style:text-properties style:font-name="DejaVu Sans" fo:font-size="10pt" fo:font-weight="bold" officeooo:rsid="0026d301" officeooo:paragraph-rsid="006c6c03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left="0cm" fo:margin-right="0.049cm" fo:text-align="end" style:justify-single-word="false" fo:text-indent="0cm" style:auto-text-indent="false"/>
      <style:text-properties style:font-name="DejaVu Sans" officeooo:paragraph-rsid="006c6c03"/>
    </style:style>
    <style:style style:name="P27" style:family="paragraph" style:parent-style-name="Table_20_Contents">
      <style:paragraph-properties fo:margin-left="0cm" fo:margin-right="0.049cm" fo:text-indent="0cm" style:auto-text-indent="false"/>
      <style:text-properties style:font-name="DejaVu Sans" style:text-underline-style="none" officeooo:rsid="00866b28" officeooo:paragraph-rsid="006c6c03"/>
    </style:style>
    <style:style style:name="P28" style:family="paragraph" style:parent-style-name="Table_20_Contents">
      <style:paragraph-properties fo:margin-left="0cm" fo:margin-right="0.101cm" fo:text-align="end" style:justify-single-word="false" fo:text-indent="0.049cm" style:auto-text-indent="false" style:writing-mode="page"/>
      <style:text-properties style:font-name="DejaVu Sans" fo:font-size="9pt" fo:font-weight="bold" officeooo:rsid="0026d301" officeooo:paragraph-rsid="006c6c03" style:font-size-asian="9pt" style:font-weight-asian="bold" style:font-size-complex="9pt" style:font-weight-complex="bold"/>
    </style:style>
    <style:style style:name="P29" style:family="paragraph" style:parent-style-name="Título_20_de_20_Campo">
      <style:text-properties style:font-name="DejaVu Sans" officeooo:rsid="001e556f" officeooo:paragraph-rsid="006c6c03"/>
    </style:style>
    <style:style style:name="P30" style:family="paragraph" style:parent-style-name="Título_20_de_20_Campo">
      <style:text-properties style:font-name="DejaVu Sans" officeooo:rsid="001f9486" officeooo:paragraph-rsid="006c6c03"/>
    </style:style>
    <style:style style:name="P31" style:family="paragraph" style:parent-style-name="Título_20_de_20_Campo">
      <style:text-properties style:font-name="DejaVu Sans" officeooo:rsid="001f9486" officeooo:paragraph-rsid="006c6c03" style:font-size-asian="10.5pt"/>
    </style:style>
    <style:style style:name="P32" style:family="paragraph" style:parent-style-name="Título_20_de_20_Campo">
      <style:text-properties style:font-name="DejaVu Sans" officeooo:rsid="002126cb" officeooo:paragraph-rsid="006c6c03"/>
    </style:style>
    <style:style style:name="P33" style:family="paragraph" style:parent-style-name="Título_20_de_20_Campo">
      <style:paragraph-properties fo:text-align="end" style:justify-single-word="false"/>
      <style:text-properties style:font-name="DejaVu Sans" fo:font-size="7pt" officeooo:paragraph-rsid="006c6c03" style:font-size-asian="10.5pt"/>
    </style:style>
    <style:style style:name="P34" style:family="paragraph" style:parent-style-name="Título_20_de_20_Campo">
      <style:text-properties style:font-name="DejaVu Sans" officeooo:rsid="002929fe" officeooo:paragraph-rsid="006c6c03"/>
    </style:style>
    <style:style style:name="P35" style:family="paragraph" style:parent-style-name="Título_20_de_20_Campo">
      <style:text-properties style:font-name="DejaVu Sans" officeooo:paragraph-rsid="006c6c03"/>
    </style:style>
    <style:style style:name="P36" style:family="paragraph" style:parent-style-name="Standard">
      <style:text-properties officeooo:paragraph-rsid="006c6c03"/>
    </style:style>
    <style:style style:name="P37" style:family="paragraph" style:parent-style-name="Standard">
      <style:text-properties officeooo:paragraph-rsid="0072b65b"/>
    </style:style>
    <style:style style:name="P38" style:family="paragraph" style:parent-style-name="Table_20_Contents">
      <style:text-properties style:font-name="DejaVu Sans" fo:font-size="5pt" officeooo:rsid="0026d301" officeooo:paragraph-rsid="006c6c03" style:font-size-asian="5pt" style:font-size-complex="5pt"/>
    </style:style>
    <style:style style:name="P39" style:family="paragraph" style:parent-style-name="Table_20_Contents">
      <style:paragraph-properties fo:text-align="end" style:justify-single-word="false"/>
      <style:text-properties style:font-name="DejaVu Sans" fo:font-size="9pt" fo:font-weight="bold" officeooo:rsid="0026d301" officeooo:paragraph-rsid="0072b65b" style:font-size-asian="9pt" style:font-weight-asian="bold" style:font-size-complex="9pt" style:font-weight-complex="bold"/>
    </style:style>
    <style:style style:name="P40" style:family="paragraph" style:parent-style-name="Table_20_Contents">
      <style:text-properties style:font-name="DejaVu Sans" fo:font-size="9pt" fo:font-weight="bold" officeooo:rsid="0026d301" officeooo:paragraph-rsid="0072b65b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DejaVu Sans" officeooo:rsid="0026d301" officeooo:paragraph-rsid="0072b65b"/>
    </style:style>
    <style:style style:name="P42" style:family="paragraph" style:parent-style-name="Table_20_Contents">
      <style:paragraph-properties fo:text-align="center" style:justify-single-word="false"/>
      <style:text-properties style:font-name="DejaVu Sans" fo:font-size="7pt" officeooo:rsid="0026d301" officeooo:paragraph-rsid="0072b65b" style:font-size-asian="10.5pt"/>
    </style:style>
    <style:style style:name="P43" style:family="paragraph" style:parent-style-name="Table_20_Contents">
      <style:text-properties style:font-name="DejaVu Sans" fo:font-size="7pt" officeooo:rsid="0026d301" officeooo:paragraph-rsid="0072b65b" style:font-size-asian="10.5pt"/>
    </style:style>
    <style:style style:name="P44" style:family="paragraph" style:parent-style-name="Table_20_Contents">
      <style:text-properties style:font-name="DejaVu Sans" fo:font-size="7pt" officeooo:paragraph-rsid="0072b65b" style:font-size-asian="10.5pt"/>
    </style:style>
    <style:style style:name="P45" style:family="paragraph" style:parent-style-name="Table_20_Contents">
      <style:text-properties style:font-name="DejaVu Sans" fo:font-size="7pt" fo:font-weight="bold" officeooo:rsid="0026d301" officeooo:paragraph-rsid="0072b65b" style:font-size-asian="10.5pt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DejaVu Sans" officeooo:rsid="002126cb" officeooo:paragraph-rsid="0072b65b"/>
    </style:style>
    <style:style style:name="P47" style:family="paragraph" style:parent-style-name="Table_20_Contents">
      <style:paragraph-properties fo:break-before="page"/>
      <style:text-properties officeooo:paragraph-rsid="0072b65b"/>
    </style:style>
    <style:style style:name="P48" style:family="paragraph" style:parent-style-name="Título_20_de_20_Campo">
      <style:text-properties style:font-name="DejaVu Sans" officeooo:rsid="001f9486" officeooo:paragraph-rsid="006c6c03" style:font-size-asian="10.5pt"/>
    </style:style>
    <style:style style:name="P49" style:family="paragraph" style:parent-style-name="Título_20_de_20_Campo">
      <style:text-properties style:font-name="DejaVu Sans" officeooo:rsid="001f9486" officeooo:paragraph-rsid="0072b65b" style:font-size-asian="10.5pt"/>
    </style:style>
    <style:style style:name="P50" style:family="paragraph" style:parent-style-name="Título_20_de_20_Campo">
      <style:text-properties style:font-name="DejaVu Sans" officeooo:rsid="002126cb" officeooo:paragraph-rsid="006c6c03" style:font-size-asian="10.5pt"/>
    </style:style>
    <style:style style:name="P51" style:family="paragraph" style:parent-style-name="Título_20_de_20_Campo">
      <style:text-properties style:font-name="DejaVu Sans" officeooo:rsid="001e556f" officeooo:paragraph-rsid="0072b65b"/>
    </style:style>
    <style:style style:name="P52" style:family="paragraph" style:parent-style-name="Título_20_de_20_Campo">
      <style:text-properties style:font-name="DejaVu Sans" officeooo:rsid="001f9486" officeooo:paragraph-rsid="0072b65b"/>
    </style:style>
    <style:style style:name="P53" style:family="paragraph" style:parent-style-name="Título_20_de_20_Campo">
      <style:text-properties style:font-name="DejaVu Sans" officeooo:rsid="002126cb" officeooo:paragraph-rsid="0072b65b"/>
    </style:style>
    <style:style style:name="P54" style:family="paragraph" style:parent-style-name="Título_20_de_20_Campo">
      <style:text-properties style:font-name="DejaVu Sans" officeooo:paragraph-rsid="0072b65b"/>
    </style:style>
    <style:style style:name="T1" style:family="text">
      <style:text-properties officeooo:rsid="002ee0b7"/>
    </style:style>
    <style:style style:name="T2" style:family="text">
      <style:text-properties style:font-name="DejaVu Sans" officeooo:rsid="0060aad4"/>
    </style:style>
    <style:style style:name="T3" style:family="text">
      <style:text-properties style:font-name="DejaVu Sans" officeooo:rsid="00515f3b"/>
    </style:style>
    <style:style style:name="T4" style:family="text">
      <style:text-properties officeooo:rsid="0021b61e"/>
    </style:style>
    <style:style style:name="T5" style:family="text">
      <style:text-properties style:font-size-asian="10.5pt"/>
    </style:style>
    <style:style style:name="T6" style:family="text">
      <style:text-properties officeooo:rsid="002929fe"/>
    </style:style>
    <style:style style:name="T7" style:family="text">
      <style:text-properties officeooo:rsid="001e556f"/>
    </style:style>
    <style:style style:name="T8" style:family="text">
      <style:text-properties officeooo:rsid="0026d301"/>
    </style:style>
    <style:style style:name="T9" style:family="text">
      <style:text-properties fo:font-size="5pt" style:font-size-asian="10.5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officeooo:rsid="00325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s.name" text:name="py3o.objects.name"/>
        <text:user-field-decl office:value-type="string" office:string-value="Nome do Editor" text:name="p3o.objects.diretor.name"/>
        <text:user-field-decl office:value-type="string" office:string-value="Nome do Editor" text:name="py3o.objects.diretor.name"/>
        <text:user-field-decl office:value-type="string" office:string-value="Nome do Autor" text:name="py3o.item.name"/>
        <text:user-field-decl office:value-type="string" office:string-value="Short Title" text:name="py3o.objects.short_name"/>
        <text:user-field-decl office:value-type="string" office:string-value="Lancamento" text:name="py3o.objects.date_release_fmt"/>
        <text:user-field-decl office:value-type="string" office:string-value="Data" text:name="py3o.objects.date_release"/>
        <text:user-field-decl office:value-type="string" office:string-value="objects.sale_order_id.user_id.name" text:name="py3o.objects.sale_order_id.user_id"/>
        <text:user-field-decl office:value-type="string" office:string-value="objects.min_date" text:name="py3o.objects.min_date"/>
        <text:user-field-decl office:value-type="string" office:string-value="objects.picking_type_id.default_location_src_id" text:name="py3o.objects.picking_type_id.default_location_src_id"/>
        <text:user-field-decl office:value-type="string" office:string-value="objects.sale_order_id.user_id.name" text:name="py3o.objects.sale_order_id.user_id.name"/>
        <text:user-field-decl office:value-type="string" office:string-value="objects.picking_type_id.default_location_src_id.name" text:name="py3o.objects.picking_type_id.default_location_src_id.name"/>
        <text:user-field-decl office:value-type="string" office:string-value="objects.origin" text:name="py3o.objects.origin"/>
        <text:user-field-decl office:value-type="string" office:string-value="objects.sale_order_id.peso_bruto" text:name="py3o.objects.sale_order_id.peso_bruto"/>
        <text:user-field-decl office:value-type="string" office:string-value="objects.transportadora_id.nome" text:name="py3o.objects.transportadora_id.nome"/>
        <text:user-field-decl office:value-type="string" office:string-value="objects.note" text:name="py3o.objects.note"/>
        <text:user-field-decl office:value-type="string" office:string-value="objects.participante_id.name" text:name="py3o.objects.participante_id.name"/>
        <text:user-field-decl office:value-type="string" office:string-value="objects.participante_id.razao_social" text:name="py3o.objects.participante_id.razao_social"/>
        <text:user-field-decl office:value-type="string" office:string-value="objects.participante_id.cnpj_cpf_raiz" text:name="py3o.objects.participante_id.cnpj_cpf_raiz"/>
        <text:user-field-decl office:value-type="string" office:string-value="objects.participante_id.endereco_completo" text:name="py3o.objects.participante_id.endereco_completo"/>
        <text:user-field-decl office:value-type="string" office:string-value="item.produto_id.name" text:name="py3o.item.produto_id.name"/>
        <text:user-field-decl office:value-type="string" office:string-value="item.quantidade_especie" text:name="py3o.item.quantidade_especie"/>
        <text:user-field-decl office:value-type="string" office:string-value="item.descricao_especie" text:name="py3o.item.descricao_especie"/>
        <text:user-field-decl office:value-type="string" office:string-value="object.data_vencimento_formatada" text:name="py3o.object.data_vencimento_formatada"/>
        <text:user-field-decl office:value-type="string" office:string-value="item" text:name="py3o.item"/>
        <text:user-field-decl office:value-type="string" office:string-value="objects.sale_order_id.presenca_comprador" text:name="py3o.objects.sale_order_id.presenca_comprador"/>
        <text:user-field-decl office:value-type="string" office:string-value="objects.nome" text:name="py3o.objects.nome"/>
        <text:user-field-decl office:value-type="string" office:string-value="objects.participante_id.nome" text:name="py3o.objects.participante_id.nome"/>
        <text:user-field-decl office:value-type="string" office:string-value="nome" text:name="py3o.nome"/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banco.codigo_digito" text:name="py3o.boleto.banco.codigo_digito"/>
        <text:user-field-decl office:value-type="string" office:string-value="boleto.linha_digitavel" text:name="py3o.boleto.linha_digitavel"/>
        <text:user-field-decl office:value-type="string" office:string-value="boleto.local_pagamento" text:name="py3o.boleto.local_pagamento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</text:user-field-decls>
      <text:p text:style-name="P23"><text:a xlink:type="simple" xlink:href="py3o://for=%22boleto%20in%20boletos%22" text:style-name="Internet_20_link" text:visited-style-name="Visited_20_Internet_20_Link"><text:span text:style-name="T1">for="boleto in boletos"</text:span></text:a></text:p>
      <text:p text:style-name="P36"/>
      <text:p text:style-name="P3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 table:style-name="Tabela1.1">
          <table:table-cell table:style-name="Tabela1.A1" table:number-columns-spanned="8" office:value-type="string">
            <text:p text:style-name="P54">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1" office:value-type="string">
            <text:p text:style-name="P54">Agência/código do beneficiário</text:p>
          </table:table-cell>
        </table:table-row>
        <table:table-row table:style-name="Tabela1.1">
          <table:table-cell table:style-name="Tabela1.A2" table:number-columns-spanned="8" office:value-type="string">
            <text:p text:style-name="P40"><text:user-field-get text:name="py3o.boleto.beneficiario.nome">boleto.beneficiario.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2" office:value-type="string">
            <text:p text:style-name="P41"/>
          </table:table-cell>
        </table:table-row>
        <table:table-row table:style-name="Tabela1.1">
          <table:table-cell table:style-name="Tabela1.A1" table:number-columns-spanned="8" office:value-type="string">
            <text:p text:style-name="P54">Endereço do 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1" office:value-type="string">
            <text:p text:style-name="P51">CNPJ/CPF do beneficiário</text:p>
          </table:table-cell>
        </table:table-row>
        <table:table-row table:style-name="Tabela1.4">
          <table:table-cell table:style-name="Tabela1.A4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2" office:value-type="string">
            <text:p text:style-name="P41"><text:user-field-get text:name="py3o.boleto.beneficiario.cnpj_cpf">boleto.beneficiario.cnpj_cpf</text:user-field-get></text:p>
          </table:table-cell>
        </table:table-row>
        <table:table-row table:style-name="Tabela1.4">
          <table:table-cell table:style-name="Tabela1.A5" office:value-type="string">
            <text:p text:style-name="P52">Data do <text:span text:style-name="T5">documento</text:span></text:p>
          </table:table-cell>
          <table:table-cell table:style-name="Tabela1.B5" table:number-columns-spanned="4" office:value-type="string">
            <text:p text:style-name="P52">Nº do documento</text:p>
          </table:table-cell>
          <table:covered-table-cell/>
          <table:covered-table-cell/>
          <table:covered-table-cell/>
          <table:table-cell table:style-name="Tabela1.B5" office:value-type="string">
            <text:p text:style-name="P49">Espécie</text:p>
          </table:table-cell>
          <table:table-cell table:style-name="Tabela1.B5" office:value-type="string">
            <text:p text:style-name="P49">Aceite</text:p>
          </table:table-cell>
          <table:table-cell table:style-name="Tabela1.B5" office:value-type="string">
            <text:p text:style-name="P53">Data do <text:span text:style-name="T5">processamento</text:span></text:p>
          </table:table-cell>
          <table:table-cell table:style-name="Tabela1.B5" office:value-type="string">
            <text:p text:style-name="P54">Nosso número</text:p>
          </table:table-cell>
        </table:table-row>
        <table:table-row table:style-name="Tabela1.4">
          <table:table-cell table:style-name="Tabela1.A4" office:value-type="string">
            <text:p text:style-name="P43"/>
          </table:table-cell>
          <table:table-cell table:style-name="Tabela1.B6" table:number-columns-spanned="4" office:value-type="string">
            <text:p text:style-name="P45"/>
          </table:table-cell>
          <table:covered-table-cell/>
          <table:covered-table-cell/>
          <table:covered-table-cell/>
          <table:table-cell table:style-name="Tabela1.B6" office:value-type="string">
            <text:p text:style-name="P46"/>
          </table:table-cell>
          <table:table-cell table:style-name="Tabela1.B6" office:value-type="string">
            <text:p text:style-name="P46"/>
          </table:table-cell>
          <table:table-cell table:style-name="Tabela1.B6" office:value-type="string">
            <text:p text:style-name="P43"/>
          </table:table-cell>
          <table:table-cell table:style-name="Tabela1.I2" office:value-type="string">
            <text:p text:style-name="P41"><text:user-field-get text:name="py3o.boleto.imprime_carteira_nosso_numero">boleto.imprime_carteira_nosso_numero</text:user-field-get></text:p>
          </table:table-cell>
        </table:table-row>
        <table:table-row table:style-name="Tabela1.4">
          <table:table-cell table:style-name="Tabela1.A5" table:number-columns-spanned="2" office:value-type="string">
            <text:p text:style-name="P53">Uso do <text:span text:style-name="T5">banco</text:span></text:p>
          </table:table-cell>
          <table:covered-table-cell/>
          <table:table-cell table:style-name="Tabela1.B5" office:value-type="string">
            <text:p text:style-name="P53">Carteira</text:p>
          </table:table-cell>
          <table:table-cell table:style-name="Tabela1.B5" office:value-type="string">
            <text:p text:style-name="P53">Espécie</text:p>
          </table:table-cell>
          <table:table-cell table:style-name="Tabela1.B5" table:number-columns-spanned="2" office:value-type="string">
            <text:p text:style-name="P53">Quantidade</text:p>
          </table:table-cell>
          <table:covered-table-cell/>
          <table:table-cell table:style-name="Tabela1.B5" table:number-columns-spanned="2" office:value-type="string">
            <text:p text:style-name="P53">Valor</text:p>
          </table:table-cell>
          <table:covered-table-cell/>
          <table:table-cell table:style-name="Tabela1.B5" office:value-type="string">
            <text:p text:style-name="P54">(=) Valor do documento</text:p>
          </table:table-cell>
        </table:table-row>
        <table:table-row table:style-name="Tabela1.4">
          <table:table-cell table:style-name="Tabela1.A4" table:number-columns-spanned="2" office:value-type="string">
            <text:p text:style-name="P44"/>
          </table:table-cell>
          <table:covered-table-cell/>
          <table:table-cell table:style-name="Tabela1.B6" office:value-type="string">
            <text:p text:style-name="P42"><text:user-field-get text:name="py3o.boleto.imprime_carteira">boleto.imprime_carteira</text:user-field-get></text:p>
          </table:table-cell>
          <table:table-cell table:style-name="Tabela1.B6" office:value-type="string">
            <text:p text:style-name="P46"><text:user-field-get text:name="py3o.boleto.especie">boleto.especie</text:user-field-get></text:p>
          </table:table-cell>
          <table:table-cell table:style-name="Tabela1.B6" table:number-columns-spanned="2" office:value-type="string">
            <text:p text:style-name="P44"/>
          </table:table-cell>
          <table:covered-table-cell/>
          <table:table-cell table:style-name="Tabela1.B6" table:number-columns-spanned="2" office:value-type="string">
            <text:p text:style-name="P44"/>
          </table:table-cell>
          <table:covered-table-cell/>
          <table:table-cell table:style-name="Tabela1.I2" office:value-type="string">
            <text:p text:style-name="P39"><text:user-field-get text:name="py3o.boleto.documento.valor_formatado">boleto.documento.valor_formatado</text:user-field-get></text:p>
          </table:table-cell>
        </table:table-row>
      </table:table>
      <text:p text:style-name="P47"><text:a xlink:type="simple" xlink:href="py3o:///for" text:style-name="Internet_20_link" text:visited-style-name="Visited_20_Internet_20_Link"><text:span text:style-name="T11">/for</text:span></text:a></text:p>
      <text:p text:style-name="P3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loext:contextual-spacing="false" fo:text-indent="0c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6T10:04:22.336909367</dc:date>
    <meta:editing-duration>PT1H53M48S</meta:editing-duration>
    <meta:editing-cycles>84</meta:editing-cycles>
    <meta:generator>LibreOffice/5.4.3.2$Linux_X86_64 LibreOffice_project/40m0$Build-2</meta:generator>
    <meta:print-date>2017-09-27T17:07:07.443576211</meta:print-date>
    <meta:document-statistic meta:table-count="1" meta:image-count="0" meta:object-count="0" meta:page-count="2" meta:paragraph-count="24" meta:word-count="44" meta:character-count="416" meta:non-whitespace-character-count="396"/>
  </office:meta>
</office:document-meta>
</file>